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838cm" fo:margin-left="-0.012cm" table:align="left"/>
    </style:style>
    <style:style style:name="Table1.A" style:family="table-column">
      <style:table-column-properties style:column-width="5.711cm"/>
    </style:style>
    <style:style style:name="Table1.B" style:family="table-column">
      <style:table-column-properties style:column-width="12.127cm"/>
    </style:style>
    <style:style style:name="Table1.A1" style:family="table-cell">
      <style:table-cell-properties style:vertical-align="middle" fo:padding="0.106cm" fo:border="0.5pt solid #000000"/>
    </style:style>
    <style:style style:name="Table1.A4" style:family="table-cell">
      <style:table-cell-properties style:vertical-align="middle" fo:padding-left="0.106cm" fo:padding-right="0.106cm" fo:padding-top="0cm" fo:padding-bottom="0.106cm" fo:border-left="0.5pt solid #000000" fo:border-right="0.5pt solid #000000" fo:border-top="none" fo:border-bottom="0.5pt solid #000000"/>
    </style:style>
    <style:style style:name="Table1.5" style:family="table-row">
      <style:table-row-properties style:min-row-height="1.259cm"/>
    </style:style>
    <style:style style:name="Table1.A5" style:family="table-cell">
      <style:table-cell-properties style:vertical-align="middle" fo:padding="0.106cm" fo:border-left="0.5pt solid #000000" fo:border-right="0.5pt solid #000000" fo:border-top="none" fo:border-bottom="0.5pt solid #000000"/>
    </style:style>
    <style:style style:name="Table1.7" style:family="table-row">
      <style:table-row-properties style:min-row-height="1.538cm"/>
    </style:style>
    <style:style style:name="Table1.23" style:family="table-row">
      <style:table-row-properties style:min-row-height="2.916cm"/>
    </style:style>
    <style:style style:name="Table1.26" style:family="table-row">
      <style:table-row-properties style:min-row-height="1.162cm"/>
    </style:style>
    <style:style style:name="P1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2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43f9ba5" style:font-size-asian="12pt" style:font-size-complex="12pt"/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388615f" style:font-size-asian="12pt" style:font-size-complex="12pt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88615f" officeooo:paragraph-rsid="0388615f" style:font-size-asian="12pt" style:font-size-complex="12pt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Liberation Serif" fo:font-size="12pt" fo:font-weight="bold" style:font-size-asian="12pt" style:font-size-complex="12pt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412b1c" officeooo:paragraph-rsid="03412b1c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4dd9bd" officeooo:paragraph-rsid="034f41a0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4dd9bd" officeooo:paragraph-rsid="03de6d47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4dd9bd" officeooo:paragraph-rsid="03e06974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4dd9bd" officeooo:paragraph-rsid="03e898f1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4dd9bd" officeooo:paragraph-rsid="03f4f790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4dd9bd" officeooo:paragraph-rsid="03f63597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0369093" officeooo:paragraph-rsid="01663ec7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20719f" officeooo:paragraph-rsid="0320719f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1739435" officeooo:paragraph-rsid="03d015c0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0e1e246" officeooo:paragraph-rsid="03d015c0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47b2c4f" officeooo:paragraph-rsid="047b2c4f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516d9f" officeooo:paragraph-rsid="03516d9f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dd6385" officeooo:paragraph-rsid="03dd6385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261fa4a" officeooo:paragraph-rsid="046e6d7e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f7590e" officeooo:paragraph-rsid="03f7590e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f7590e" officeooo:paragraph-rsid="04aa1516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516d9f" officeooo:paragraph-rsid="03516d9f" style:font-size-asian="12pt" style:font-size-complex="12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2befdb2" style:font-size-asian="12pt" style:font-size-complex="12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315266e" style:font-size-asian="12pt" style:font-size-complex="12pt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457cf7e" style:font-size-asian="12pt" style:font-size-complex="12pt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34208f2" style:font-size-asian="12pt" style:font-size-complex="12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3e3b5ae" style:font-size-asian="12pt" style:font-size-complex="12pt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48dc71b" style:font-size-asian="12pt" style:font-size-complex="12pt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4a29a83" style:font-size-asian="12pt" style:font-size-complex="12pt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4aa1516" style:font-size-asian="12pt" style:font-size-complex="12pt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9f69b9" officeooo:paragraph-rsid="009f69b9" style:font-size-asian="12pt" style:font-size-complex="12pt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369093" officeooo:paragraph-rsid="00369093" style:font-size-asian="12pt" style:font-size-complex="12pt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44f75f2" officeooo:paragraph-rsid="044f75f2" style:font-size-asian="12pt" style:font-size-complex="12pt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15266e" officeooo:paragraph-rsid="0315266e" style:font-size-asian="12pt" style:font-size-complex="12pt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3f7362" officeooo:paragraph-rsid="012c52d5" style:font-size-asian="12pt" style:font-size-complex="12pt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261fa4a" officeooo:paragraph-rsid="046e6d7e" style:font-size-asian="12pt" style:font-size-complex="12pt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e715e1" officeooo:paragraph-rsid="03e715e1" style:font-size-asian="12pt" style:font-size-complex="12pt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e898f1" officeooo:paragraph-rsid="03e898f1" style:font-size-asian="12pt" style:font-size-complex="12pt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f5eab2" officeooo:paragraph-rsid="03f5eab2" style:font-size-asian="12pt" style:font-size-complex="12pt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f63597" officeooo:paragraph-rsid="03f63597" style:font-size-asian="12pt" style:font-size-complex="12pt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d9ed42" officeooo:paragraph-rsid="03dd6385" style:font-size-asian="12pt" style:font-size-complex="12pt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412b1c" officeooo:paragraph-rsid="03412b1c" style:font-size-asian="12pt" style:font-weight-asian="bold" style:font-size-complex="12pt" style:font-weight-complex="bold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412b1c" officeooo:paragraph-rsid="03de6d47" style:font-size-asian="12pt" style:font-weight-asian="bold" style:font-size-complex="12pt" style:font-weight-complex="bold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412b1c" officeooo:paragraph-rsid="045f159d" style:font-size-asian="12pt" style:font-weight-asian="bold" style:font-size-complex="12pt" style:font-weight-complex="bold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4dd9bd" officeooo:paragraph-rsid="03f77f89" style:font-size-asian="12pt" style:font-weight-asian="bold" style:font-size-complex="12pt" style:font-weight-complex="bold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4dd9bd" officeooo:paragraph-rsid="03e06974" style:font-size-asian="12pt" style:font-weight-asian="bold" style:font-size-complex="12pt" style:font-weight-complex="bold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4dd9bd" officeooo:paragraph-rsid="03e898f1" style:font-size-asian="12pt" style:font-weight-asian="bold" style:font-size-complex="12pt" style:font-weight-complex="bold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4dd9bd" officeooo:paragraph-rsid="047aad2d" style:font-size-asian="12pt" style:font-weight-asian="bold" style:font-size-complex="12pt" style:font-weight-complex="bold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1663ec7" style:font-size-asian="12pt" style:font-weight-asian="bold" style:font-size-complex="12pt" style:font-weight-complex="bold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18d7e9c" style:font-size-asian="12pt" style:font-weight-asian="bold" style:font-size-complex="12pt" style:font-weight-complex="bold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0b83951" style:font-size-asian="12pt" style:font-weight-asian="bold" style:font-size-complex="12pt" style:font-weight-complex="bold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3de6d47" style:font-size-asian="12pt" style:font-weight-asian="bold" style:font-size-complex="12pt" style:font-weight-complex="bold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46a17a9" style:font-size-asian="12pt" style:font-weight-asian="bold" style:font-size-complex="12pt" style:font-weight-complex="bold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15266e" officeooo:paragraph-rsid="03a74fe4" style:font-size-asian="12pt" style:font-weight-asian="bold" style:font-size-complex="12pt" style:font-weight-complex="bold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0452824" officeooo:paragraph-rsid="018d7e9c" style:font-size-asian="12pt" style:font-weight-asian="bold" style:font-size-complex="12pt" style:font-weight-complex="bold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45f159d" officeooo:paragraph-rsid="045f159d" style:font-size-asian="12pt" style:font-weight-asian="bold" style:font-size-complex="12pt" style:font-weight-complex="bold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47c6e50" officeooo:paragraph-rsid="047c6e50" style:font-size-asian="12pt" style:font-weight-asian="bold" style:font-size-complex="12pt" style:font-weight-complex="bold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47b2c4f" officeooo:paragraph-rsid="047b2c4f" style:font-size-asian="12pt" style:font-weight-asian="bold" style:font-size-complex="12pt" style:font-weight-complex="bold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f63597" officeooo:paragraph-rsid="03f63597" style:font-size-asian="12pt" style:font-weight-asian="bold" style:font-size-complex="12pt" style:font-weight-complex="bold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dd6385" officeooo:paragraph-rsid="045f159d" style:font-size-asian="12pt" style:font-weight-asian="bold" style:font-size-complex="12pt" style:font-weight-complex="bold"/>
    </style:style>
    <style:style style:name="P6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9f69b9" officeooo:paragraph-rsid="009f69b9" style:font-size-asian="12pt" style:font-size-complex="12pt"/>
    </style:style>
    <style:style style:name="P6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261fa4a" officeooo:paragraph-rsid="047e55bb" style:font-size-asian="12pt" style:font-size-complex="12pt"/>
    </style:style>
    <style:style style:name="P68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69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355e27b" style:font-size-asian="12pt" style:font-weight-asian="bold" style:font-size-complex="12pt" style:font-weight-complex="bold"/>
    </style:style>
    <style:style style:name="P70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261fa4a" officeooo:paragraph-rsid="03d86239" style:font-size-asian="12pt" style:font-weight-asian="bold" style:font-size-complex="12pt" style:font-weight-complex="bold"/>
    </style:style>
    <style:style style:name="P71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1318123" officeooo:paragraph-rsid="018d7e9c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style:font-name="Liberation Serif" fo:font-size="12pt" officeooo:paragraph-rsid="0387abd8" style:font-size-asian="12pt" style:font-size-complex="12pt"/>
    </style:style>
    <style:style style:name="P73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style:font-name="Liberation Serif" fo:font-size="12pt" officeooo:paragraph-rsid="0387abd8" style:font-size-asian="12pt" style:font-size-complex="12pt"/>
    </style:style>
    <style:style style:name="P74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style:font-name="Liberation Serif" fo:font-size="12pt" fo:font-weight="bold" officeooo:paragraph-rsid="0387abd8" style:font-size-asian="12pt" style:font-weight-asian="bold" style:font-size-complex="12pt" style:font-weight-complex="bold"/>
    </style:style>
    <style:style style:name="P75" style:family="paragraph" style:parent-style-name="Preformatted_20_Text">
      <style:paragraph-properties fo:margin-left="0cm" fo:margin-right="0cm" fo:margin-top="0cm" fo:margin-bottom="0.499cm" loext:contextual-spacing="false" fo:line-height="100%" fo:text-indent="0cm" style:auto-text-indent="false"/>
      <style:text-properties style:font-name="Liberation Serif" fo:font-size="12pt" fo:font-weight="bold" officeooo:rsid="03e715e1" officeooo:paragraph-rsid="046a17a9" style:font-size-asian="12pt" style:font-weight-asian="bold" style:font-size-complex="12pt" style:font-weight-complex="bold"/>
    </style:style>
    <style:style style:name="P76" style:family="paragraph" style:parent-style-name="Preformatted_20_Text">
      <style:paragraph-properties fo:margin-left="0cm" fo:margin-right="0cm" fo:margin-top="0cm" fo:margin-bottom="0.499cm" loext:contextual-spacing="false" fo:line-height="100%" fo:text-indent="0cm" style:auto-text-indent="false"/>
      <style:text-properties style:font-name="Liberation Serif" fo:font-size="12pt" fo:font-weight="bold" officeooo:rsid="03e898f1" officeooo:paragraph-rsid="047aad2d" style:font-size-asian="12pt" style:font-weight-asian="bold" style:font-size-complex="12pt" style:font-weight-complex="bold"/>
    </style:style>
    <style:style style:name="P77" style:family="paragraph" style:parent-style-name="Preformatted_20_Text">
      <style:paragraph-properties fo:margin-left="0cm" fo:margin-right="0cm" fo:margin-top="0cm" fo:margin-bottom="0.499cm" loext:contextual-spacing="false" fo:line-height="100%" fo:text-indent="0cm" style:auto-text-indent="false"/>
      <style:text-properties style:font-name="Liberation Serif" fo:font-size="12pt" fo:font-weight="bold" officeooo:rsid="0320719f" officeooo:paragraph-rsid="04a29a83" style:font-size-asian="12pt" style:font-weight-asian="bold" style:font-size-complex="12pt" style:font-weight-complex="bold"/>
    </style:style>
    <style:style style:name="P78" style:family="paragraph" style:parent-style-name="Preformatted_20_Text">
      <style:paragraph-properties fo:margin-left="0cm" fo:margin-right="0cm" fo:margin-top="0cm" fo:margin-bottom="0.499cm" loext:contextual-spacing="false" fo:line-height="100%" fo:text-indent="0cm" style:auto-text-indent="false"/>
      <style:text-properties style:font-name="Liberation Serif" fo:font-size="12pt" fo:font-weight="normal" officeooo:rsid="03e715e1" officeooo:paragraph-rsid="046a17a9" style:font-size-asian="12pt" style:font-weight-asian="normal" style:font-size-complex="12pt" style:font-weight-complex="normal"/>
    </style:style>
    <style:style style:name="P79" style:family="paragraph" style:parent-style-name="Text_20_body">
      <style:paragraph-properties fo:margin-left="0cm" fo:margin-right="0cm" fo:margin-top="0cm" fo:margin-bottom="0.499cm" loext:contextual-spacing="false" fo:line-height="144%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80" style:family="paragraph" style:parent-style-name="Text_20_body">
      <style:text-properties style:font-name="Liberation Serif" fo:font-size="12pt" fo:language="en" fo:country="US" style:font-size-asian="12pt" style:font-size-complex="12pt"/>
    </style:style>
    <style:style style:name="P81" style:family="paragraph" style:parent-style-name="Text_20_body">
      <style:text-properties style:font-name="Liberation Serif" fo:font-size="12pt" fo:language="en" fo:country="US" officeooo:paragraph-rsid="043f9ba5" style:font-size-asian="12pt" style:font-size-complex="12pt"/>
    </style:style>
    <style:style style:name="P82" style:family="paragraph" style:parent-style-name="Text_20_body">
      <style:text-properties style:font-name="Liberation Serif" fo:font-size="12pt" fo:language="en" fo:country="US" fo:font-weight="bold" style:font-size-asian="12pt" style:font-size-complex="12pt"/>
    </style:style>
    <style:style style:name="P83" style:family="paragraph" style:parent-style-name="Text_20_body">
      <style:text-properties style:font-name="Liberation Serif" fo:font-size="12pt" style:font-size-asian="12pt" style:font-size-complex="12pt"/>
    </style:style>
    <style:style style:name="P84" style:family="paragraph" style:parent-style-name="Text_20_body">
      <style:text-properties style:font-name="Liberation Serif" fo:font-size="12pt" officeooo:paragraph-rsid="0493b108" style:font-size-asian="12pt" style:font-size-complex="12pt"/>
    </style:style>
    <style:style style:name="P85" style:family="paragraph" style:parent-style-name="Text_20_body">
      <style:text-properties style:font-name="Liberation Serif" fo:font-size="12pt" officeooo:rsid="03ce7dfb" officeooo:paragraph-rsid="03ce7dfb" style:font-size-asian="12pt" style:font-size-complex="12pt"/>
    </style:style>
    <style:style style:name="P86" style:family="paragraph" style:parent-style-name="Text_20_body">
      <style:text-properties style:font-name="Liberation Serif" fo:font-size="12pt" officeooo:paragraph-rsid="04950232" style:font-size-asian="12pt" style:font-size-complex="12pt"/>
    </style:style>
    <style:style style:name="P87" style:family="paragraph" style:parent-style-name="Text_20_body">
      <style:text-properties style:font-name="Liberation Serif" fo:font-size="12pt" officeooo:paragraph-rsid="048dc71b" style:font-size-asian="12pt" style:font-size-complex="12pt"/>
    </style:style>
    <style:style style:name="P88" style:family="paragraph" style:parent-style-name="Text_20_body">
      <style:text-properties style:font-name="Liberation Serif" fo:font-size="12pt" officeooo:paragraph-rsid="049a0e09" style:font-size-asian="12pt" style:font-size-complex="12pt"/>
    </style:style>
    <style:style style:name="P89" style:family="paragraph" style:parent-style-name="Text_20_body">
      <style:text-properties style:font-name="Liberation Serif" fo:font-size="12pt" fo:font-weight="normal" officeooo:rsid="039d3c40" officeooo:paragraph-rsid="0443b593" style:font-size-asian="12pt" style:font-weight-asian="normal" style:font-size-complex="12pt" style:font-weight-complex="normal"/>
    </style:style>
    <style:style style:name="P90" style:family="paragraph" style:parent-style-name="Text_20_body">
      <style:text-properties style:font-name="Liberation Serif" fo:font-size="12pt" fo:font-weight="bold" officeooo:rsid="0312e364" officeooo:paragraph-rsid="044b3d50" style:font-size-asian="12pt" style:font-weight-asian="bold" style:font-size-complex="12pt" style:font-weight-complex="bold"/>
    </style:style>
    <style:style style:name="P91" style:family="paragraph" style:parent-style-name="Text_20_body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92" style:family="paragraph" style:parent-style-name="Heading_20_2">
      <style:text-properties style:font-name="Liberation Serif" fo:font-size="12pt" style:font-size-asian="12pt" style:font-size-complex="12pt"/>
    </style:style>
    <style:style style:name="P93" style:family="paragraph" style:parent-style-name="Heading_20_1">
      <style:text-properties fo:font-size="12pt" fo:language="en" fo:country="US" officeooo:paragraph-rsid="0112cdb6" style:font-size-asian="12pt" style:font-size-complex="12pt"/>
    </style:style>
    <style:style style:name="P94" style:family="paragraph" style:parent-style-name="Text_20_body">
      <style:paragraph-properties fo:margin-top="0cm" fo:margin-bottom="0cm" loext:contextual-spacing="false" fo:line-height="100%"/>
      <style:text-properties style:font-name="Liberation Serif" fo:font-size="12pt" officeooo:paragraph-rsid="00daf878" style:font-size-asian="12pt" style:font-size-complex="12pt"/>
    </style:style>
    <style:style style:name="P95" style:family="paragraph" style:parent-style-name="Text_20_body">
      <style:paragraph-properties fo:margin-top="0cm" fo:margin-bottom="0cm" loext:contextual-spacing="false"/>
      <style:text-properties style:font-name="Liberation Serif" fo:font-size="12pt" fo:font-weight="bold" officeooo:paragraph-rsid="044b3d50" style:font-size-asian="12pt" style:font-weight-asian="bold" style:font-size-complex="12pt" style:font-weight-complex="bold"/>
    </style:style>
    <style:style style:name="P96" style:family="paragraph" style:parent-style-name="Text_20_body">
      <style:paragraph-properties fo:margin-top="0cm" fo:margin-bottom="0cm" loext:contextual-spacing="false"/>
      <style:text-properties style:font-name="Liberation Serif" fo:font-size="12pt" fo:font-weight="normal" officeooo:rsid="0312e364" officeooo:paragraph-rsid="044b3d50" style:font-size-asian="12pt" style:font-weight-asian="normal" style:font-size-complex="12pt" style:font-weight-complex="normal"/>
    </style:style>
    <style:style style:name="P97" style:family="paragraph" style:parent-style-name="Preformatted_20_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98" style:family="paragraph" style:parent-style-name="Preformatted_20_Text">
      <style:text-properties style:font-name="Liberation Serif" fo:font-size="12pt" fo:font-weight="bold" officeooo:paragraph-rsid="045f159d" style:font-size-asian="12pt" style:font-weight-asian="bold" style:font-size-complex="12pt" style:font-weight-complex="bold"/>
    </style:style>
    <style:style style:name="P99" style:family="paragraph" style:parent-style-name="Preformatted_20_Text">
      <style:text-properties style:font-name="Liberation Serif" fo:font-size="12pt" fo:font-weight="bold" officeooo:paragraph-rsid="046a17a9" style:font-size-asian="12pt" style:font-weight-asian="bold" style:font-size-complex="12pt" style:font-weight-complex="bold"/>
    </style:style>
    <style:style style:name="P100" style:family="paragraph" style:parent-style-name="Preformatted_20_Text">
      <style:text-properties style:font-name="Liberation Serif" fo:font-size="12pt" fo:font-weight="bold" officeooo:paragraph-rsid="047aad2d" style:font-size-asian="12pt" style:font-weight-asian="bold" style:font-size-complex="12pt" style:font-weight-complex="bold"/>
    </style:style>
    <style:style style:name="P101" style:family="paragraph" style:parent-style-name="Standard">
      <style:paragraph-properties fo:margin-top="0cm" fo:margin-bottom="0.499cm" loext:contextual-spacing="false"/>
      <style:text-properties style:font-name="Liberation Serif" fo:font-size="12pt" officeooo:paragraph-rsid="010f1a39" style:font-size-asian="12pt" style:font-size-complex="12pt"/>
    </style:style>
    <style:style style:name="P102" style:family="paragraph" style:parent-style-name="Standard">
      <style:paragraph-properties fo:margin-top="0cm" fo:margin-bottom="0.499cm" loext:contextual-spacing="false"/>
      <style:text-properties style:font-name="Liberation Serif" fo:font-size="12pt" officeooo:paragraph-rsid="00d935de" fo:background-color="#ffffff" style:font-size-asian="12pt" style:font-size-complex="12pt"/>
    </style:style>
    <style:style style:name="P103" style:family="paragraph" style:parent-style-name="Standard">
      <style:paragraph-properties fo:margin-top="0cm" fo:margin-bottom="0.499cm" loext:contextual-spacing="false"/>
      <style:text-properties style:font-name="Liberation Serif" fo:font-size="12pt" officeooo:paragraph-rsid="0263684f" fo:background-color="#ffffff" style:font-size-asian="12pt" style:font-size-complex="12pt"/>
    </style:style>
    <style:style style:name="P104" style:family="paragraph" style:parent-style-name="Standard">
      <style:paragraph-properties fo:margin-top="0cm" fo:margin-bottom="0.499cm" loext:contextual-spacing="false"/>
      <style:text-properties style:font-name="Liberation Serif" fo:font-size="12pt" officeooo:rsid="02a6fa28" officeooo:paragraph-rsid="02aa0b11" fo:background-color="#ffffff" style:font-size-asian="12pt" style:font-size-complex="12pt"/>
    </style:style>
    <style:style style:name="P105" style:family="paragraph" style:parent-style-name="Standard">
      <style:paragraph-properties fo:margin-top="0cm" fo:margin-bottom="0.499cm" loext:contextual-spacing="false"/>
      <style:text-properties style:use-window-font-color="true" style:font-name="Liberation Serif" fo:font-size="12pt" officeooo:rsid="001e6354" officeooo:paragraph-rsid="001e6354" fo:background-color="#ffffff" style:font-size-asian="12pt" style:font-size-complex="12pt"/>
    </style:style>
    <style:style style:name="P106" style:family="paragraph" style:parent-style-name="Preformatted_20_Text">
      <style:paragraph-properties fo:margin-top="0cm" fo:margin-bottom="0.499cm" loext:contextual-spacing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07" style:family="paragraph" style:parent-style-name="Preformatted_20_Text">
      <style:paragraph-properties fo:margin-top="0cm" fo:margin-bottom="0.499cm" loext:contextual-spacing="false"/>
      <style:text-properties style:font-name="Liberation Serif" fo:font-size="12pt" fo:font-weight="bold" officeooo:paragraph-rsid="045f159d" style:font-size-asian="12pt" style:font-weight-asian="bold" style:font-size-complex="12pt" style:font-weight-complex="bold"/>
    </style:style>
    <style:style style:name="P108" style:family="paragraph" style:parent-style-name="Text_20_body">
      <style:paragraph-properties fo:margin-top="0cm" fo:margin-bottom="0.499cm" loext:contextual-spacing="false"/>
      <style:text-properties style:use-window-font-color="true" style:font-name="Liberation Serif" fo:font-size="12pt" fo:font-weight="normal" officeooo:rsid="00256ab9" officeooo:paragraph-rsid="001e6354" fo:background-color="#ffffff" style:font-size-asian="12pt" style:font-weight-asian="normal" style:font-size-complex="12pt" style:font-weight-complex="normal"/>
    </style:style>
    <style:style style:name="P109" style:family="paragraph" style:parent-style-name="Text_20_body">
      <style:paragraph-properties fo:margin-top="0cm" fo:margin-bottom="0.499cm" loext:contextual-spacing="false"/>
      <style:text-properties style:use-window-font-color="true" style:font-name="Liberation Serif" fo:font-size="12pt" officeooo:rsid="001e6354" officeooo:paragraph-rsid="001e6354" fo:background-color="#ffffff" style:font-size-asian="12pt" style:font-size-complex="12pt"/>
    </style:style>
    <style:style style:name="P110" style:family="paragraph" style:parent-style-name="Text_20_body">
      <style:paragraph-properties fo:margin-top="0cm" fo:margin-bottom="0.499cm" loext:contextual-spacing="false"/>
      <style:text-properties style:use-window-font-color="true" style:font-name="Liberation Serif" fo:font-size="12pt" officeooo:rsid="001cd725" officeooo:paragraph-rsid="00280f3a" fo:background-color="#ffffff" style:font-size-asian="12pt" style:font-size-complex="12pt"/>
    </style:style>
    <style:style style:name="P111" style:family="paragraph" style:parent-style-name="Text_20_body">
      <style:paragraph-properties fo:margin-top="0cm" fo:margin-bottom="0.499cm" loext:contextual-spacing="false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e6354" officeooo:paragraph-rsid="001e6354" style:text-blinking="false" fo:background-color="transparent" style:font-size-asian="12pt" style:font-size-complex="12pt"/>
    </style:style>
    <style:style style:name="P112" style:family="paragraph" style:parent-style-name="Text_20_body">
      <style:paragraph-properties fo:margin-top="0cm" fo:margin-bottom="0.499cm" loext:contextual-spacing="false" fo:line-height="144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113" style:family="paragraph" style:parent-style-name="Standard">
      <style:text-properties officeooo:paragraph-rsid="04a18146"/>
    </style:style>
    <style:style style:name="P114" style:family="paragraph" style:parent-style-name="Standard">
      <style:text-properties style:font-name="Liberation Serif" fo:font-size="12pt" fo:font-weight="normal" officeooo:paragraph-rsid="04a18146" style:font-size-asian="12pt" style:font-weight-asian="normal" style:font-size-complex="12pt" style:font-weight-complex="normal"/>
    </style:style>
    <style:style style:name="P115" style:family="paragraph" style:parent-style-name="Preformatted_20_Text" style:list-style-name="L12">
      <style:paragraph-properties fo:margin-top="0cm" fo:margin-bottom="0.499cm" loext:contextual-spacing="false"/>
      <style:text-properties style:font-name="Liberation Serif" fo:font-size="12pt" style:font-size-asian="12pt" style:font-size-complex="12pt"/>
    </style:style>
    <style:style style:name="P116" style:family="paragraph" style:parent-style-name="Table_20_Contents" style:list-style-name="L4">
      <style:paragraph-properties fo:margin-top="0cm" fo:margin-bottom="0cm" loext:contextual-spacing="false" fo:line-height="100%"/>
      <style:text-properties style:font-name="Liberation Serif" fo:font-size="12pt" style:font-size-asian="12pt" style:font-size-complex="12pt"/>
    </style:style>
    <style:style style:name="P117" style:family="paragraph" style:parent-style-name="Table_20_Contents" style:list-style-name="L4">
      <style:paragraph-properties fo:margin-top="0cm" fo:margin-bottom="0cm" loext:contextual-spacing="false" fo:line-height="100%"/>
      <style:text-properties style:font-name="Liberation Serif" fo:font-size="12pt" fo:font-weight="bold" style:font-size-asian="12pt" style:font-size-complex="12pt"/>
    </style:style>
    <style:style style:name="P118" style:family="paragraph" style:parent-style-name="Standard" style:list-style-name="L5">
      <style:paragraph-properties fo:margin-top="0cm" fo:margin-bottom="0cm" loext:contextual-spacing="true"/>
      <style:text-properties style:font-name="Liberation Serif" fo:font-size="12pt" officeooo:paragraph-rsid="0387abd8" style:font-size-asian="12pt" style:font-size-complex="12pt"/>
    </style:style>
    <style:style style:name="P119" style:family="paragraph" style:parent-style-name="Standard" style:list-style-name="L5">
      <style:paragraph-properties fo:margin-top="0cm" fo:margin-bottom="0cm" loext:contextual-spacing="true"/>
      <style:text-properties style:font-name="Liberation Serif" fo:font-size="12pt" fo:font-weight="normal" officeooo:rsid="03962af6" officeooo:paragraph-rsid="03962af6" style:font-size-asian="12pt" style:font-weight-asian="normal" style:font-size-complex="12pt" style:font-weight-complex="normal"/>
    </style:style>
    <style:style style:name="P120" style:family="paragraph" style:parent-style-name="Text_20_body" style:list-style-name="L3">
      <style:text-properties style:font-name="Liberation Serif" fo:font-size="12pt" style:font-size-asian="12pt" style:font-size-complex="12pt"/>
    </style:style>
    <style:style style:name="P121" style:family="paragraph" style:parent-style-name="Text_20_body" style:list-style-name="L6">
      <style:text-properties style:font-name="Liberation Serif" fo:font-size="12pt" style:font-size-asian="12pt" style:font-size-complex="12pt"/>
    </style:style>
    <style:style style:name="P122" style:family="paragraph" style:parent-style-name="Text_20_body" style:list-style-name="L7">
      <style:text-properties style:font-name="Liberation Serif" fo:font-size="12pt" style:font-size-asian="12pt" style:font-size-complex="12pt"/>
    </style:style>
    <style:style style:name="P123" style:family="paragraph" style:parent-style-name="Text_20_body" style:list-style-name="L10">
      <style:text-properties style:font-name="Liberation Serif" fo:font-size="12pt" style:font-size-asian="12pt" style:font-size-complex="12pt"/>
    </style:style>
    <style:style style:name="P124" style:family="paragraph" style:parent-style-name="Text_20_body" style:list-style-name="L12">
      <style:text-properties style:font-name="Liberation Serif" fo:font-size="12pt" style:font-size-asian="12pt" style:font-size-complex="12pt"/>
    </style:style>
    <style:style style:name="P125" style:family="paragraph" style:parent-style-name="Text_20_body" style:list-style-name="L9"/>
    <style:style style:name="P126" style:family="paragraph" style:parent-style-name="Text_20_body" style:list-style-name="L11"/>
    <style:style style:name="P127" style:family="paragraph" style:parent-style-name="Text_20_body" style:list-style-name="L1">
      <style:paragraph-properties fo:margin-top="0cm" fo:margin-bottom="0cm" loext:contextual-spacing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28" style:family="paragraph" style:parent-style-name="Text_20_body" style:list-style-name="L2">
      <style:paragraph-properties fo:margin-top="0cm" fo:margin-bottom="0cm" loext:contextual-spacing="false"/>
      <style:text-properties style:font-name="Liberation Serif" fo:font-size="12pt" style:font-size-asian="12pt" style:font-size-complex="12pt"/>
    </style:style>
    <style:style style:name="P129" style:family="paragraph" style:parent-style-name="Text_20_body" style:list-style-name="L3">
      <style:paragraph-properties fo:margin-top="0cm" fo:margin-bottom="0cm" loext:contextual-spacing="false"/>
      <style:text-properties style:font-name="Liberation Serif" fo:font-size="12pt" style:font-size-asian="12pt" style:font-size-complex="12pt"/>
    </style:style>
    <style:style style:name="P130" style:family="paragraph" style:parent-style-name="Text_20_body" style:list-style-name="L7">
      <style:paragraph-properties fo:margin-top="0cm" fo:margin-bottom="0cm" loext:contextual-spacing="false"/>
      <style:text-properties style:font-name="Liberation Serif" fo:font-size="12pt" style:font-size-asian="12pt" style:font-size-complex="12pt"/>
    </style:style>
    <style:style style:name="P131" style:family="paragraph" style:parent-style-name="Text_20_body" style:list-style-name="L8">
      <style:paragraph-properties fo:margin-top="0cm" fo:margin-bottom="0cm" loext:contextual-spacing="false"/>
      <style:text-properties style:font-name="Liberation Serif" fo:font-size="12pt" style:font-size-asian="12pt" style:font-size-complex="12pt"/>
    </style:style>
    <style:style style:name="P132" style:family="paragraph" style:parent-style-name="Text_20_body" style:list-style-name="L10">
      <style:paragraph-properties fo:margin-top="0cm" fo:margin-bottom="0cm" loext:contextual-spacing="false"/>
      <style:text-properties style:font-name="Liberation Serif" fo:font-size="12pt" style:font-size-asian="12pt" style:font-size-complex="12pt"/>
    </style:style>
    <style:style style:name="P133" style:family="paragraph" style:parent-style-name="Text_20_body" style:list-style-name="L12">
      <style:paragraph-properties fo:margin-top="0cm" fo:margin-bottom="0cm" loext:contextual-spacing="false"/>
      <style:text-properties style:font-name="Liberation Serif" fo:font-size="12pt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d59520" style:font-weight-asian="bold" style:font-weight-complex="bold"/>
    </style:style>
    <style:style style:name="T4" style:family="text">
      <style:text-properties fo:font-weight="bold" officeooo:rsid="039720d4" style:font-weight-asian="bold" style:font-weight-complex="bold"/>
    </style:style>
    <style:style style:name="T5" style:family="text">
      <style:text-properties fo:font-weight="bold" officeooo:rsid="031cd9ff" style:font-weight-asian="bold" style:font-weight-complex="bold"/>
    </style:style>
    <style:style style:name="T6" style:family="text">
      <style:text-properties fo:font-weight="bold" officeooo:rsid="043f9ba5" style:font-weight-asian="bold" style:font-weight-complex="bold"/>
    </style:style>
    <style:style style:name="T7" style:family="text">
      <style:text-properties fo:font-weight="bold" officeooo:rsid="044139ca" style:font-weight-asian="bold" style:font-weight-complex="bold"/>
    </style:style>
    <style:style style:name="T8" style:family="text">
      <style:text-properties fo:font-weight="bold" officeooo:rsid="031e185f" style:font-weight-asian="bold" style:font-weight-complex="bold"/>
    </style:style>
    <style:style style:name="T9" style:family="text">
      <style:text-properties fo:font-weight="bold" officeooo:rsid="0261fa4a" style:font-weight-asian="bold" style:font-weight-complex="bold"/>
    </style:style>
    <style:style style:name="T10" style:family="text">
      <style:text-properties fo:font-weight="bold" officeooo:rsid="03f7590e" style:font-weight-asian="bold" style:font-weight-complex="bold"/>
    </style:style>
    <style:style style:name="T11" style:family="text">
      <style:text-properties fo:font-weight="bold" fo:background-color="#ffffff" loext:char-shading-value="0" style:font-weight-asian="bold" style:font-weight-complex="bold"/>
    </style:style>
    <style:style style:name="T12" style:family="text">
      <style:text-properties fo:font-weight="bold" officeooo:rsid="039047d2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style:font-size-asian="12pt" style:font-size-complex="12pt"/>
    </style:style>
    <style:style style:name="T16" style:family="text">
      <style:text-properties style:font-name="Liberation Serif" fo:font-size="12pt" officeooo:rsid="04658dc9" style:font-size-asian="12pt" style:font-size-complex="12pt"/>
    </style:style>
    <style:style style:name="T17" style:family="text">
      <style:text-properties style:font-name="Liberation Serif" fo:font-weight="bold" style:font-weight-asian="bold" style:font-weight-complex="bold"/>
    </style:style>
    <style:style style:name="T18" style:family="text">
      <style:text-properties style:font-name="Liberation Serif" fo:font-weight="bold" officeooo:rsid="043f9ba5" style:font-weight-asian="bold" style:font-weight-complex="bold"/>
    </style:style>
    <style:style style:name="T19" style:family="text">
      <style:text-properties style:font-name="Liberation Serif" fo:font-weight="normal" style:font-weight-asian="normal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31cd9ff" style:font-weight-asian="normal" style:font-weight-complex="normal"/>
    </style:style>
    <style:style style:name="T22" style:family="text">
      <style:text-properties fo:font-weight="normal" officeooo:rsid="031e185f" style:font-weight-asian="normal" style:font-weight-complex="normal"/>
    </style:style>
    <style:style style:name="T23" style:family="text">
      <style:text-properties fo:font-weight="normal" officeooo:rsid="0457cf7e" style:font-weight-asian="normal" style:font-weight-complex="normal"/>
    </style:style>
    <style:style style:name="T24" style:family="text">
      <style:text-properties fo:font-weight="normal" officeooo:rsid="045c00ec" style:font-weight-asian="normal" style:font-weight-complex="normal"/>
    </style:style>
    <style:style style:name="T25" style:family="text">
      <style:text-properties fo:font-weight="normal" officeooo:rsid="0261fa4a" style:font-weight-asian="normal" style:font-weight-complex="normal"/>
    </style:style>
    <style:style style:name="T26" style:family="text">
      <style:text-properties fo:font-weight="normal" officeooo:rsid="04a74252" style:font-weight-asian="normal" style:font-weight-complex="normal"/>
    </style:style>
    <style:style style:name="T27" style:family="text">
      <style:text-properties fo:font-weight="normal" officeooo:rsid="03f7590e" style:font-weight-asian="normal" style:font-weight-complex="normal"/>
    </style:style>
    <style:style style:name="T28" style:family="text">
      <style:text-properties fo:background-color="#ffffff" loext:char-shading-value="0"/>
    </style:style>
    <style:style style:name="T29" style:family="text">
      <style:text-properties style:font-weight-asian="bold" style:font-weight-complex="bold"/>
    </style:style>
    <style:style style:name="T30" style:family="text">
      <style:text-properties fo:language="en" fo:country="US" fo:font-weight="bold"/>
    </style:style>
    <style:style style:name="T31" style:family="text">
      <style:text-properties fo:language="en" fo:country="US" fo:font-weight="bold" style:font-weight-asian="bold" style:font-weight-complex="bold"/>
    </style:style>
    <style:style style:name="T32" style:family="text">
      <style:text-properties fo:language="en" fo:country="US" fo:font-weight="bold" officeooo:rsid="043f9ba5" style:font-weight-asian="bold" style:font-weight-complex="bold"/>
    </style:style>
    <style:style style:name="T33" style:family="text">
      <style:text-properties officeooo:rsid="007743e6"/>
    </style:style>
    <style:style style:name="T34" style:family="text">
      <style:text-properties officeooo:rsid="009ccf87"/>
    </style:style>
    <style:style style:name="T35" style:family="text">
      <style:text-properties officeooo:rsid="01c729e2"/>
    </style:style>
    <style:style style:name="T36" style:family="text">
      <style:text-properties officeooo:rsid="0263684f"/>
    </style:style>
    <style:style style:name="T37" style:family="text">
      <style:text-properties officeooo:rsid="0270a0db"/>
    </style:style>
    <style:style style:name="T38" style:family="text">
      <style:text-properties officeooo:rsid="02befdb2"/>
    </style:style>
    <style:style style:name="T39" style:family="text">
      <style:text-properties officeooo:rsid="0198a170"/>
    </style:style>
    <style:style style:name="T40" style:family="text">
      <style:text-properties officeooo:rsid="01a0b5ab"/>
    </style:style>
    <style:style style:name="T41" style:family="text">
      <style:text-properties officeooo:rsid="019f26e1"/>
    </style:style>
    <style:style style:name="T42" style:family="text">
      <style:text-properties officeooo:rsid="03898e7c"/>
    </style:style>
    <style:style style:name="T43" style:family="text">
      <style:text-properties officeooo:rsid="03d7ee3e"/>
    </style:style>
    <style:style style:name="T44" style:family="text">
      <style:text-properties officeooo:rsid="0459e81d"/>
    </style:style>
    <style:style style:name="T45" style:family="text">
      <style:text-properties officeooo:rsid="048204d4"/>
    </style:style>
    <style:style style:name="T46" style:family="text">
      <style:text-properties officeooo:rsid="0261fa4a"/>
    </style:style>
    <style:style style:name="T47" style:family="text"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font-size-complex="12pt" style:font-weight-complex="normal" style:text-emphasize="none"/>
    </style:style>
    <style:style style:name="T48" style:family="text"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T49" style:family="text"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bold" style:letter-kerning="true" style:font-size-asian="12pt" style:font-style-asian="normal" style:font-weight-asian="bold" style:font-size-complex="12pt" style:font-weight-complex="bold" style:text-emphasize="none"/>
    </style:style>
    <style:style style:name="T50" style:family="text">
      <style:text-properties officeooo:rsid="04adfcf6"/>
    </style:style>
    <style:style style:name="T51" style:family="text">
      <style:text-properties officeooo:rsid="002d4cf0"/>
    </style:style>
    <style:style style:name="T52" style:family="text">
      <style:text-properties officeooo:rsid="002f4af5"/>
    </style:style>
    <style:style style:name="T53" style:family="text">
      <style:text-properties officeooo:rsid="00371e2f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3" text:outline-level="1"><text:bookmark text:name="firstHeading"/><text:span text:style-name="T17">Python</text:span><text:span text:style-name="T13">/C2/</text:span><text:span text:style-name="T18">Getting Started with tuples</text:span><text:span text:style-name="T13">/English</text:span></text:h>
      <text:p text:style-name="P80"/>
      <text:section text:style-name="Sect1" text:name="bodyContent">
        <text:p text:style-name="P83"/>
        <text:section text:style-name="Sect1" text:name="contentSub">
          <text:p text:style-name="P83"><text:s/></text:p>
        </text:section>
      </text:section>
      <text:section text:style-name="Sect2" text:name="mw-content-text">
        <text:p text:style-name="P81"><text:span text:style-name="T1">Title of script</text:span>: <text:span text:style-name="T2"><text:s text:c="3"/></text:span><text:span text:style-name="T3"><text:s/></text:span><text:span text:style-name="T6">Getting Started with tuples</text:span></text:p>
        <text:p text:style-name="P82">Author: <text:span text:style-name="T34">Aditya Palaparthy</text:span></text:p>
        <text:p text:style-name="P83"><text:span text:style-name="T30">Keywords: </text:span><text:span text:style-name="T31">Python</text:span><text:span text:style-name="T30">, </text:span><text:span text:style-name="T31">IPython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5">Visual Cue</text:p>
            </table:table-cell>
            <table:table-cell table:style-name="Table1.A1" office:value-type="string">
              <text:p text:style-name="P5">Narration</text:p>
            </table:table-cell>
          </table:table-row>
          <table:table-row>
            <table:table-cell table:style-name="Table1.A1" office:value-type="string">
              <text:p text:style-name="P26">Show Slide </text:p>
              <text:p text:style-name="P83">containing title, name of the production team along with the logo of MHRD </text:p>
            </table:table-cell>
            <table:table-cell table:style-name="Table1.A1" office:value-type="string">
              <text:p text:style-name="P2">Hello Friends. Welcome to the tutorial on "<text:span text:style-name="T32">Getting Started with tuples</text:span>". </text:p>
            </table:table-cell>
          </table:table-row>
          <table:table-row>
            <table:table-cell table:style-name="Table1.A1" office:value-type="string">
              <text:p text:style-name="P27">Show Slide </text:p>
              <text:p text:style-name="P27"><text:span text:style-name="T38">O</text:span>bjectives </text:p>
              <text:p text:style-name="P1"/>
            </table:table-cell>
            <table:table-cell table:style-name="Table1.A1" office:value-type="string">
              <text:p text:style-name="P26">At the end of this tutorial, you will be able to, </text:p>
              <text:list xml:id="list1941928082301122373" text:style-name="L1">
                <text:list-header>
                  <text:p text:style-name="P127"><text:s/></text:p>
                </text:list-header>
                <text:list-item text:style-override="L2">
                  <text:p text:style-name="P128">Understand what <text:span text:style-name="T2">tuples</text:span> are. </text:p>
                </text:list-item>
                <text:list-item text:style-override="L3">
                  <text:p text:style-name="P129">Compare <text:span text:style-name="T7">tuples</text:span> with <text:span text:style-name="T2">lists</text:span>. </text:p>
                </text:list-item>
                <text:list-item text:style-override="L3">
                  <text:p text:style-name="P120">Know why they are needed and where to use them. 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1">Show Slide </text:p>
              <text:p text:style-name="P1">System <text:span text:style-name="T50">Specifications</text:span> </text:p>
            </table:table-cell>
            <table:table-cell table:style-name="Table1.A4" office:value-type="string">
              <text:p text:style-name="P1">To record this tutorial, I am using </text:p>
              <text:list xml:id="list3675810667320882988" text:style-name="L4">
                <text:list-item>
                  <text:p text:style-name="P116"><text:span text:style-name="T1">Ubuntu Linux 14.04</text:span> operating system</text:p>
                </text:list-item>
                <text:list-item>
                  <text:p text:style-name="P117"><text:span text:style-name="T29">Python</text:span> 2.7.6</text:p>
                </text:list-item>
                <text:list-item>
                  <text:p text:style-name="P116"><text:span text:style-name="T2">IPython</text:span><text:span text:style-name="T1"> </text:span><text:span text:style-name="T12">4</text:span><text:span text:style-name="T1">.0.0</text:span></text:p>
                </text:list-item>
              </text:list>
            </table:table-cell>
          </table:table-row>
          <table:table-row table:style-name="Table1.5">
            <table:table-cell table:style-name="Table1.A5" office:value-type="string">
              <text:p text:style-name="P3">Show Slide </text:p>
              <text:p text:style-name="P4">Pre-<text:span text:style-name="T42">r</text:span>equisites</text:p>
            </table:table-cell>
            <table:table-cell table:style-name="Table1.A5" office:value-type="string">
              <text:p text:style-name="P72">To <text:span text:style-name="T40">practise</text:span> this tutorial, <text:span text:style-name="T41">you </text:span>should know how to </text:p>
              <text:list xml:id="list2191834265288495977" text:style-name="L5">
                <text:list-item>
                  <text:p text:style-name="P118">run basic <text:span text:style-name="T2">Python </text:span>commands on the <text:span text:style-name="T2">ipython console</text:span></text:p>
                </text:list-item>
                <text:list-item>
                  <text:p text:style-name="P119">start with <text:span text:style-name="T2">lists</text:span></text:p>
                </text:list-item>
              </text:list>
              <text:p text:style-name="P74"/>
              <text:p text:style-name="P73">If not, <text:span text:style-name="T39">see the pre-requisite</text:span> <text:span text:style-name="T2">Python </text:span>tutorials <text:span text:style-name="T39">on </text:span>this website.</text:p>
            </table:table-cell>
          </table:table-row>
          <table:table-row table:style-name="Table1.5">
            <table:table-cell table:style-name="Table1.A5" office:value-type="string">
              <text:p text:style-name="P35">[Terminal]</text:p>
              <text:p text:style-name="P66"><text:span text:style-name="T2">ipytho</text:span><text:span text:style-name="T4">n</text:span></text:p>
            </table:table-cell>
            <table:table-cell table:style-name="Table1.A5" office:value-type="string">
              <text:p text:style-name="P94">Let us start <text:span text:style-name="T2">ipython</text:span> <text:s/></text:p>
              <text:p text:style-name="P94"/>
              <text:p text:style-name="P94"><text:span text:style-name="T33">O</text:span>pen the <text:span text:style-name="T2">terminal</text:span> and <text:span text:style-name="T35">T</text:span>ype <text:span text:style-name="T2">ipython </text:span></text:p>
            </table:table-cell>
          </table:table-row>
          <table:table-row table:style-name="Table1.7">
            <table:table-cell table:style-name="Table1.A5" office:value-type="string">
              <text:p text:style-name="P36">[IPython Console]</text:p>
              <text:p text:style-name="P68"/>
              <text:p text:style-name="P68">t = (1, 2.5, "hello", -4, "world", 1.24, 5) </text:p>
              <text:p text:style-name="P68"/>
              <text:p text:style-name="P68">t</text:p>
            </table:table-cell>
            <table:table-cell table:style-name="Table1.A5" office:value-type="string">
              <text:p text:style-name="P89">Let's get started by defining a <text:span text:style-name="T2">tuple</text:span>. </text:p>
              <text:p text:style-name="P96">Type </text:p>
              <text:p text:style-name="P95">t = (1, 2.5, "hello", -4, "world", 1.24, 5) </text:p>
              <text:p text:style-name="P90">t</text:p>
              <text:p text:style-name="P89">It is similar to list except that <text:span text:style-name="T2">parentheses</text:span> are used instead of <text:span text:style-name="T2">square</text:span> <text:span text:style-name="T2">brackets</text:span>. </text:p>
            </table:table-cell>
          </table:table-row>
          <table:table-row>
            <table:table-cell table:style-name="Table1.A1" office:value-type="string">
              <text:p text:style-name="P14">[IPython Console]</text:p>
              <text:p text:style-name="P14"/>
              <text:p text:style-name="P54">t[3] </text:p>
            </table:table-cell>
            <table:table-cell table:style-name="Table1.A1" office:value-type="string">
              <text:p text:style-name="P28"><text:span text:style-name="T28">The items in the </text:span><text:span text:style-name="T11">tuple</text:span><text:span text:style-name="T28"> can be accessed by using their </text:span><text:span text:style-name="T11">position</text:span><text:span text:style-name="T28">. </text:span></text:p>
              <text:p text:style-name="P37">The items are accessed by using <text:span text:style-name="T2">indices.</text:span></text:p>
              <text:p text:style-name="P38">Type</text:p>
              <text:p text:style-name="P59">t[3] </text:p>
            </table:table-cell>
          </table:table-row>
          <text:soft-page-break/>
          <table:table-row>
            <table:table-cell table:style-name="Table1.A4" office:value-type="string">
              <text:p text:style-name="P39">[IPython Console]</text:p>
              <text:p text:style-name="P39"/>
              <text:p text:style-name="P106">t[1:5:2] </text:p>
            </table:table-cell>
            <table:table-cell table:style-name="Table1.A4" office:value-type="string">
              <text:p text:style-name="P84"><text:span text:style-name="T21">Type </text:span><text:span text:style-name="T5">t[1:5:2]</text:span></text:p>
              <text:p text:style-name="P84"><text:span text:style-name="T22">It prints the corresponding </text:span><text:span text:style-name="T8">slice</text:span><text:span text:style-name="T22"> </text:span><text:span text:style-name="T5"><text:s text:c="40"/></text:span></text:p>
            </table:table-cell>
          </table:table-row>
          <table:table-row>
            <table:table-cell table:style-name="Table1.A4" office:value-type="string">
              <text:p text:style-name="P71">[IPython Console]</text:p>
              <text:p text:style-name="P60"/>
              <text:p text:style-name="P55">t[2] = "Hello" </text:p>
            </table:table-cell>
            <table:table-cell table:style-name="Table1.A4" office:value-type="string">
              <text:p text:style-name="P29"><text:span text:style-name="T23">Now </text:span>we try to change an element in the <text:span text:style-name="T2">tuple</text:span>. </text:p>
              <text:p text:style-name="P29"/>
              <text:p text:style-name="P15">Type </text:p>
              <text:p text:style-name="P77">t[2] = "Hello" <text:s text:c="6"/></text:p>
              <text:p text:style-name="P33"><text:span text:style-name="Teletype"><text:span text:style-name="T19">We can see that, it raises an error saying '</text:span></text:span><text:span text:style-name="Teletype"><text:span text:style-name="T17">tuple object does not support item assignment</text:span></text:span><text:span text:style-name="Teletype"><text:span text:style-name="T19">'. </text:span></text:span></text:p>
              <text:p text:style-name="P33"><text:span text:style-name="Teletype"><text:span text:style-name="T14"/></text:span></text:p>
              <text:p text:style-name="P77"><text:span text:style-name="Teletype"><text:span text:style-name="T13">Tuples</text:span></text:span><text:span text:style-name="Teletype"><text:span text:style-name="T19"> are </text:span></text:span><text:span text:style-name="Teletype"><text:span text:style-name="T13">immutable</text:span></text:span><text:span text:style-name="Teletype"><text:span text:style-name="T19">, and hence cannot be changed after creation. </text:span></text:span><text:s text:c="42"/></text:p>
            </table:table-cell>
          </table:table-row>
          <table:table-row>
            <table:table-cell table:style-name="Table1.A4" office:value-type="string">
              <text:p text:style-name="P56"/>
            </table:table-cell>
            <table:table-cell table:style-name="Table1.A4" office:value-type="string">
              <text:p text:style-name="P113"><text:span text:style-name="T47">Let us </text:span><text:span text:style-name="T48">now learn what is </text:span><text:span text:style-name="T49">tuple</text:span><text:span text:style-name="T48">. </text:span></text:p>
              <text:p text:style-name="P114"/>
              <text:p text:style-name="P86"><text:span text:style-name="T26">L</text:span><text:span text:style-name="T20">et us look at a simple problem of </text:span><text:span text:style-name="T2">swapping values</text:span><text:span text:style-name="T20">. </text:span></text:p>
            </table:table-cell>
          </table:table-row>
          <table:table-row>
            <table:table-cell table:style-name="Table1.A4" office:value-type="string">
              <text:p text:style-name="P7">Show Slide </text:p>
              <text:p text:style-name="P7"/>
              <text:p text:style-name="P85">Exercise <text:span text:style-name="T44">1</text:span></text:p>
            </table:table-cell>
            <table:table-cell table:style-name="Table1.A4" office:value-type="string">
              <text:p text:style-name="P16">Pause the video. Try this exercise and then resume the video.</text:p>
              <text:p text:style-name="P17"/>
              <text:p text:style-name="P30">Given, a = 5 and b = 7. Swap the values of a and b. </text:p>
            </table:table-cell>
          </table:table-row>
          <table:table-row>
            <table:table-cell table:style-name="Table1.A4" office:value-type="string">
              <text:p text:style-name="P46"/>
              <text:p text:style-name="P8">[Ipython <text:span text:style-name="T43">Console</text:span>]</text:p>
              <text:p text:style-name="P8"/>
              <text:p text:style-name="P69">a = 5</text:p>
              <text:p text:style-name="P97">b = 7</text:p>
              <text:p text:style-name="P97"/>
              <text:p text:style-name="P97">a</text:p>
              <text:p text:style-name="P106">b</text:p>
            </table:table-cell>
            <table:table-cell table:style-name="Table1.A4" office:value-type="string">
              <text:p text:style-name="P25"><text:span text:style-name="T20">Switch to </text:span><text:span text:style-name="T24">the </text:span><text:span text:style-name="T20">terminal f</text:span><text:span text:style-name="T24">or</text:span><text:span text:style-name="T20"> solution </text:span></text:p>
              <text:p text:style-name="P20"/>
              <text:p text:style-name="P25"><text:span text:style-name="T20">Type</text:span><text:span text:style-name="T2"> </text:span></text:p>
              <text:p text:style-name="P70">a = 5</text:p>
              <text:p text:style-name="P97">b = 7</text:p>
              <text:p text:style-name="P97"/>
              <text:p text:style-name="P97">a</text:p>
              <text:p text:style-name="P106">b</text:p>
            </table:table-cell>
          </table:table-row>
          <table:table-row>
            <table:table-cell table:style-name="Table1.A4" office:value-type="string">
              <text:p text:style-name="P9">[Ipython <text:span text:style-name="T43">Console</text:span>]</text:p>
              <text:p text:style-name="P47">temp = a </text:p>
              <text:p text:style-name="P97">a = b</text:p>
              <text:p text:style-name="P106">b = temp</text:p>
              <text:p text:style-name="P61">a</text:p>
              <text:p text:style-name="P61">b</text:p>
            </table:table-cell>
            <table:table-cell table:style-name="Table1.A4" office:value-type="string">
              <text:p text:style-name="P45"><text:span text:style-name="T25">We now create a </text:span><text:span text:style-name="T9">variable</text:span><text:span text:style-name="T25"> say, </text:span><text:span text:style-name="T9">temp</text:span><text:span text:style-name="T25"> and </text:span><text:span text:style-name="T9">swap</text:span><text:span text:style-name="T25"> the </text:span><text:span text:style-name="T9">values</text:span><text:span text:style-name="T25"> using this </text:span><text:span text:style-name="T9">variable</text:span><text:span text:style-name="T25"> </text:span></text:p>
              <text:p text:style-name="P21"/>
              <text:p text:style-name="P21">Type </text:p>
              <text:p text:style-name="P48">temp = a </text:p>
              <text:p text:style-name="P98">a = b</text:p>
              <text:p text:style-name="P107">b = temp</text:p>
              <text:p text:style-name="P61">a</text:p>
              <text:p text:style-name="P65">b</text:p>
            </table:table-cell>
          </table:table-row>
          <table:table-row>
            <table:table-cell table:style-name="Table1.A4" office:value-type="string">
              <text:p text:style-name="P10">[Ipython <text:span text:style-name="T43">Console</text:span>]</text:p>
              <text:p text:style-name="P50"/>
              <text:p text:style-name="P57">a </text:p>
              <text:p text:style-name="P97">b</text:p>
              <text:p text:style-name="P97">a, b = b, a</text:p>
              <text:p text:style-name="P97">a</text:p>
              <text:p text:style-name="P106">b</text:p>
            </table:table-cell>
            <table:table-cell table:style-name="Table1.A4" office:value-type="string">
              <text:p text:style-name="P22">This is the traditional approach.</text:p>
              <text:p text:style-name="P40"><text:span text:style-name="T20">Now let us do it the python way</text:span><text:span text:style-name="T2"> </text:span></text:p>
              <text:p text:style-name="P41">Type</text:p>
              <text:p text:style-name="P58">a </text:p>
              <text:p text:style-name="P99">b</text:p>
              <text:p text:style-name="P99">a, b = b, a</text:p>
              <text:p text:style-name="P99">a</text:p>
              <text:p text:style-name="P75">b</text:p>
              <text:p text:style-name="P78"><text:soft-page-break/>We see that the <text:span text:style-name="T2">values</text:span> are <text:span text:style-name="T2">swapped</text:span> </text:p>
            </table:table-cell>
          </table:table-row>
          <table:table-row>
            <table:table-cell table:style-name="Table1.A4" office:value-type="string">
              <text:p text:style-name="P11">[Ipython <text:span text:style-name="T43">Console</text:span>]</text:p>
              <text:p text:style-name="P51">a = 2.5 </text:p>
              <text:p text:style-name="P97">b = "hello"</text:p>
              <text:p text:style-name="P97">a, b = b, a</text:p>
              <text:p text:style-name="P97">a</text:p>
              <text:p text:style-name="P106">b</text:p>
            </table:table-cell>
            <table:table-cell table:style-name="Table1.A4" office:value-type="string">
              <text:p text:style-name="P31"><text:span text:style-name="T46">We can do this </text:span><text:span text:style-name="T20">for different data-types also. </text:span></text:p>
              <text:p text:style-name="P42">Type</text:p>
              <text:p text:style-name="P52">a = 2.5 </text:p>
              <text:p text:style-name="P100">b = "hello"</text:p>
              <text:p text:style-name="P100">a, b = b, a</text:p>
              <text:p text:style-name="P100">a</text:p>
              <text:p text:style-name="P76">b</text:p>
            </table:table-cell>
          </table:table-row>
          <table:table-row>
            <table:table-cell table:style-name="Table1.A4" office:value-type="string">
              <text:p text:style-name="P12">[Ipython <text:span text:style-name="T43">Console</text:span>]</text:p>
              <text:p text:style-name="P12"/>
              <text:p text:style-name="P62">5,</text:p>
            </table:table-cell>
            <table:table-cell table:style-name="Table1.A4" office:value-type="string">
              <text:p text:style-name="P67">This is possible because of the <text:span text:style-name="T2">immutability</text:span> of <text:span text:style-name="T2">tuples</text:span>. </text:p>
              <text:p text:style-name="P67">This process is called<text:span text:style-name="T2"> tuple packing</text:span> and <text:span text:style-name="T2">unpacking</text:span>. </text:p>
              <text:p text:style-name="P83">Let us first see what is <text:span text:style-name="T2">tuple packing</text:span>.</text:p>
              <text:p text:style-name="P43">Type</text:p>
              <text:p text:style-name="P63">5,</text:p>
              <text:p text:style-name="P18">we see a <text:span text:style-name="T2">tuple</text:span> with one <text:span text:style-name="T2">element</text:span>. </text:p>
            </table:table-cell>
          </table:table-row>
          <table:table-row>
            <table:table-cell table:style-name="Table1.A4" office:value-type="string">
              <text:p text:style-name="P13">[Ipython <text:span text:style-name="T43">Console</text:span>]</text:p>
              <text:p text:style-name="P64">5, "hello", 2.5 </text:p>
            </table:table-cell>
            <table:table-cell table:style-name="Table1.A4" office:value-type="string">
              <text:p text:style-name="P44"><text:span text:style-name="T45">Now t</text:span>ype </text:p>
              <text:p text:style-name="P64">5, "hello", 2.5 </text:p>
              <text:p text:style-name="P23">Now it is a <text:span text:style-name="T2">tuple</text:span> with three <text:span text:style-name="T2">elements</text:span>. </text:p>
              <text:p text:style-name="P34">when we are actually typing two or more <text:span text:style-name="T2">elements</text:span> separated </text:p>
              <text:p text:style-name="P24"/>
              <text:p text:style-name="P34"><text:span text:style-name="T27">by </text:span><text:span text:style-name="T10">commas</text:span><text:span text:style-name="T27">, those </text:span><text:span text:style-name="T10">elements</text:span><text:span text:style-name="T27"> are packed into a </text:span><text:span text:style-name="T10">tuple</text:span><text:span text:style-name="T27">. </text:span></text:p>
            </table:table-cell>
          </table:table-row>
          <table:table-row>
            <table:table-cell table:style-name="Table1.A4" office:value-type="string">
              <text:p text:style-name="P49"/>
            </table:table-cell>
            <table:table-cell table:style-name="Table1.A4" office:value-type="string">
              <text:p text:style-name="P32">When you type </text:p>
              <text:p text:style-name="P83">a, b = b, a </text:p>
              <text:p text:style-name="P88">First the values of <text:span text:style-name="T2">b</text:span> and <text:span text:style-name="T2">a</text:span> are <text:span text:style-name="T2">packed</text:span> into a <text:span text:style-name="T2">tuple</text:span> on </text:p>
              <text:p text:style-name="P88">the right side and then <text:span text:style-name="T2">unpacked</text:span> into the <text:span text:style-name="T2">variables</text:span> <text:span text:style-name="T2">a</text:span> and <text:span text:style-name="T2">b</text:span>. </text:p>
              <text:p text:style-name="P87"><text:span text:style-name="T2">Immutability</text:span> of <text:span text:style-name="T2">tuples</text:span> ensures that the <text:span text:style-name="T2">values</text:span> are not changed</text:p>
              <text:p text:style-name="P87">during the <text:span text:style-name="T2">packing</text:span> and <text:span text:style-name="T2">unpacking</text:span>. </text:p>
            </table:table-cell>
          </table:table-row>
          <table:table-row>
            <table:table-cell table:style-name="Table1.A4" office:value-type="string">
              <text:p text:style-name="P26">Show Slide</text:p>
              <text:p text:style-name="P83">Summary slide </text:p>
              <text:p text:style-name="P26"/>
            </table:table-cell>
            <table:table-cell table:style-name="Table1.A4" office:value-type="string">
              <text:p text:style-name="P53"><text:span text:style-name="T20">This brings us to the end of this tutorial. In this tutorial, we have learnt to,</text:span> </text:p>
              <text:p text:style-name="P53"/>
              <text:list xml:id="list3391866937098861973" text:style-name="L6">
                <text:list-item>
                  <text:p text:style-name="P121">Define <text:span text:style-name="T2">tuples</text:span>. </text:p>
                </text:list-item>
                <text:list-item text:style-override="L7">
                  <text:p text:style-name="P130">Understand the similarities of <text:span text:style-name="T2">tuples</text:span> with <text:span text:style-name="T2">lists</text:span>, like <text:span text:style-name="T2">indexing</text:span> and iterability. </text:p>
                </text:list-item>
                <text:list-item text:style-override="L7">
                  <text:p text:style-name="P130">Know about the <text:span text:style-name="T2">immutability</text:span> of <text:span text:style-name="T2">tuples</text:span>. </text:p>
                </text:list-item>
                <text:list-item text:style-override="L7">
                  <text:p text:style-name="P130"><text:span text:style-name="T2">Swap</text:span> values, the <text:span text:style-name="T2">python</text:span> way. </text:p>
                </text:list-item>
                <text:list-item text:style-override="L7">
                  <text:p text:style-name="P122">Understand the concept of <text:span text:style-name="T2">packing</text:span> and <text:span text:style-name="T2">unpacking</text:span> of <text:span text:style-name="T2">tuples</text:span>. <text:s text:c="2"/>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19">Show Slide</text:p>
              <text:p text:style-name="P83"><text:span text:style-name="T37">Evaluation</text:span> </text:p>
              <text:p text:style-name="P6"/>
            </table:table-cell>
            <table:table-cell table:style-name="Table1.A4" office:value-type="string">
              <text:p text:style-name="P26">Here are some self assessment questions for you to solve </text:p>
              <text:p text:style-name="P26"/>
              <text:list xml:id="list1426299465964442069" text:style-name="L8">
                <text:list-item>
                  <text:p text:style-name="P131">Define a tuple containing two values. The first being integer 4 and second is a float 2.5 </text:p>
                </text:list-item>
                <text:list-item text:style-override="L9">
                  <text:p text:style-name="P125"><text:span text:style-name="T15">If </text:span><text:span text:style-name="Teletype"><text:span text:style-name="T15">a = 5,</text:span></text:span><text:span text:style-name="T15"> then what is the type of a? </text:span></text:p>
                  <text:list text:style-name="L10">
                    <text:list-item>
                      <text:p text:style-name="P132">int </text:p>
                    </text:list-item>
                    <text:list-item>
                      <text:p text:style-name="P132"><text:soft-page-break/>float </text:p>
                    </text:list-item>
                    <text:list-item>
                      <text:p text:style-name="P132">tuple </text:p>
                    </text:list-item>
                    <text:list-item>
                      <text:p text:style-name="P123">string </text:p>
                    </text:list-item>
                  </text:list>
                </text:list-item>
                <text:list-item text:style-override="L11">
                  <text:p text:style-name="P126"><text:span text:style-name="T16">I</text:span><text:span text:style-name="T15">f </text:span><text:span text:style-name="Teletype"><text:span text:style-name="T15">a = (2, 3)</text:span></text:span><text:span text:style-name="T15">. What does </text:span><text:span text:style-name="Teletype"><text:span text:style-name="T15">a[0], a[1] = (3, 4)</text:span></text:span><text:span text:style-name="T15"> produce </text:span>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26">Show Slide</text:p>
              <text:p text:style-name="P83">Solutions </text:p>
              <text:p text:style-name="P1"/>
            </table:table-cell>
            <table:table-cell table:style-name="Table1.A4" office:value-type="string">
              <text:p text:style-name="P101"><text:span text:style-name="T20">And the answers,</text:span><text:span text:style-name="T2"> </text:span></text:p>
              <text:list xml:id="list3088553172839639542" text:style-name="L12">
                <text:list-item>
                  <text:p text:style-name="P133">A tuple is defined by enclosing parentheses around a sequence of items separated by commas. Hence, we write our tuple as, </text:p>
                  <text:p text:style-name="P115">(4, 2.5)</text:p>
                </text:list-item>
                <text:list-item>
                  <text:p text:style-name="P133">Since the given data is 5 followed by a comma, it means that it is a tuple </text:p>
                </text:list-item>
                <text:list-item>
                  <text:p text:style-name="P124">The operation a[0], a[1] = (3, 4) will result in an error because tuples are immutable. </text:p>
                </text:list-item>
              </text:list>
            </table:table-cell>
          </table:table-row>
          <table:table-row table:style-name="Table1.23">
            <table:table-cell table:style-name="Table1.A5" office:value-type="string">
              <text:p text:style-name="P102">Show Slide</text:p>
              <text:p text:style-name="P102">Forum </text:p>
            </table:table-cell>
            <table:table-cell table:style-name="Table1.A5" office:value-type="string">
              <text:p text:style-name="P108">Please post your <text:span text:style-name="T53">timed </text:span>queries <text:span text:style-name="T53">i</text:span>n this forum.</text:p>
            </table:table-cell>
          </table:table-row>
          <table:table-row>
            <table:table-cell table:style-name="Table1.A5" office:value-type="string">
              <text:p text:style-name="P103">Show Slide</text:p>
              <text:p text:style-name="P103"><text:span text:style-name="T36">Fossee </text:span>Forum </text:p>
            </table:table-cell>
            <table:table-cell table:style-name="Table1.A5" office:value-type="string">
              <text:p text:style-name="P109"><text:span text:style-name="T53">Please post your general queries</text:span> <text:span text:style-name="T51">on</text:span> Python <text:span text:style-name="T53">in</text:span> this <text:span text:style-name="T52">forum</text:span>.</text:p>
            </table:table-cell>
          </table:table-row>
          <table:table-row>
            <table:table-cell table:style-name="Table1.A5" office:value-type="string">
              <text:p text:style-name="P102">Show Slide </text:p>
              <text:p text:style-name="P102">Textbook Companion </text:p>
            </table:table-cell>
            <table:table-cell table:style-name="Table1.A5" office:value-type="string">
              <text:p text:style-name="P110">FOSSEE team coordinates <text:span text:style-name="T53">the </text:span>TBC project.</text:p>
            </table:table-cell>
          </table:table-row>
          <table:table-row table:style-name="Table1.26">
            <table:table-cell table:style-name="Table1.A5" office:value-type="string">
              <text:p text:style-name="P102">Show Slide</text:p>
              <text:p text:style-name="P102">Acknowledgement </text:p>
            </table:table-cell>
            <table:table-cell table:style-name="Table1.A5" office:value-type="string">
              <text:p text:style-name="P111">Spoken Tutorial Project is funded by NMEICT, MHRD, Govt. of India.</text:p>
              <text:p text:style-name="P91">For more details, visit this website.</text:p>
            </table:table-cell>
          </table:table-row>
          <table:table-row table:style-name="Table1.26">
            <table:table-cell table:style-name="Table1.A5" office:value-type="string">
              <text:p text:style-name="P104">Show Slide</text:p>
              <text:p text:style-name="P104">Thank You</text:p>
            </table:table-cell>
            <table:table-cell table:style-name="Table1.A5" office:value-type="string">
              <text:p text:style-name="P105"/>
              <text:p text:style-name="P79">This is _________ from IIT Bombay signing off.</text:p>
              <text:p text:style-name="P112">Thank you.</text:p>
              <text:p text:style-name="P109"/>
            </table:table-cell>
          </table:table-row>
        </table:table>
        <text:section text:style-name="Sect1" text:name="ContributionCredits">
          <text:h text:style-name="P92" text:outline-level="2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24cm" style:writing-mode="lr-tb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6cm" fo:margin-right="1.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15:24:09.384535339</meta:creation-date>
    <dc:date>2016-02-16T20:59:53.842000000</dc:date>
    <meta:editing-duration>P1DT8H58M31S</meta:editing-duration>
    <meta:editing-cycles>1505</meta:editing-cycles>
    <meta:generator>LibreOffice/5.0.3.2$Windows_x86 LibreOffice_project/e5f16313668ac592c1bfb310f4390624e3dbfb75</meta:generator>
    <dc:creator>aditya p </dc:creator>
    <meta:document-statistic meta:table-count="1" meta:image-count="0" meta:object-count="0" meta:page-count="4" meta:paragraph-count="179" meta:word-count="842" meta:character-count="4461" meta:non-whitespace-character-count="3633"/>
  </office:meta>
</office:document-meta>
</file>